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F0" style:family="paragraph">
      <style:paragraph-properties fo:break-before="page" style:page-number="0"/>
    </style:style>
    <style:style style:name="T3" style:parent-style-name="DefaultParagraphFont" style:family="text">
      <style:text-properties style:font-name="Times New Roman" style:font-name-complex="Times New Roman"/>
    </style:style>
    <style:style style:name="T4" style:parent-style-name="DefaultParagraphFont" style:family="text">
      <style:text-properties style:font-name="Times New Roman" style:font-name-complex="Times New Roman"/>
    </style:style>
    <style:style style:name="P5" style:parent-style-name="NoSpacing" style:family="paragraph">
      <style:paragraph-properties fo:text-align="end"/>
    </style:style>
    <style:style style:name="T6" style:parent-style-name="DefaultParagraphFont" style:family="text">
      <style:text-properties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fo:color="#595959" fo:font-size="9pt" style:font-size-asian="9pt" style:font-size-complex="9pt"/>
    </style:style>
    <style:style style:name="T9" style:parent-style-name="DefaultParagraphFont" style:family="text">
      <style:text-properties style:font-name="Times New Roman" style:font-name-complex="Times New Roman"/>
    </style:style>
    <style:style style:name="P10" style:parent-style-name="Normal" style:family="paragraph">
      <style:paragraph-properties fo:text-align="end"/>
    </style:style>
    <style:style style:name="T11" style:parent-style-name="DefaultParagraphFont" style:family="text">
      <style:text-properties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fo:color="#404040" fo:font-size="18pt" style:font-size-asian="18pt" style:font-size-complex="18pt"/>
    </style:style>
    <style:style style:name="T14" style:parent-style-name="DefaultParagraphFont" style:family="text">
      <style:text-properties fo:color="#404040" fo:font-size="18pt" style:font-size-asian="18pt" style:font-size-complex="18pt"/>
    </style:style>
    <style:style style:name="T15" style:parent-style-name="DefaultParagraphFont" style:family="text">
      <style:text-properties fo:color="#404040" fo:font-size="18pt" style:font-size-asian="18pt" style:font-size-complex="18pt"/>
    </style:style>
    <style:style style:name="P16" style:parent-style-name="Normal" style:family="paragraph">
      <style:paragraph-properties fo:break-before="page"/>
    </style:style>
    <style:style style:name="P17" style:parent-style-name="Normal" style:family="paragraph">
      <style:text-properties style:font-name="Times New Roman" style:font-name-complex="Times New Roman"/>
    </style:style>
    <style:style style:name="P18" style:parent-style-name="Normal" style:family="paragraph">
      <style:paragraph-properties fo:break-before="page"/>
      <style:text-properties style:font-name="Times New Roman" style:font-name-complex="Times New Roman"/>
    </style:style>
    <style:style style:name="P19" style:parent-style-name="Heading1" style:family="paragraph">
      <style:text-properties style:font-name="Times New Roman" style:font-name-complex="Times New Roman"/>
    </style:style>
    <style:style style:name="P20" style:parent-style-name="Normal" style:family="paragraph">
      <style:text-properties style:font-name="Times New Roman" style:font-name-complex="Times New Roman"/>
    </style:style>
    <style:style style:name="P21" style:parent-style-name="Heading1" style:family="paragraph">
      <style:text-properties style:font-name="Times New Roman" style:font-name-complex="Times New Roman"/>
    </style:style>
    <style:style style:name="P22" style:parent-style-name="Normal" style:family="paragraph">
      <style:text-properties style:font-name="Times New Roman" style:font-name-complex="Times New Roman"/>
    </style:style>
    <style:style style:name="P23" style:parent-style-name="Heading1" style:family="paragraph">
      <style:text-properties style:font-name="Times New Roman" style:font-name-complex="Times New Roman"/>
    </style:style>
    <style:style style:name="P24" style:parent-style-name="Normal" style:family="paragraph">
      <style:text-properties style:font-name="Times New Roman" style:font-name-complex="Times New Roman"/>
    </style:style>
    <style:style style:name="P25" style:parent-style-name="Heading1" style:family="paragraph">
      <style:text-properties style:font-name="Times New Roman" style:font-name-complex="Times New Roman"/>
    </style:style>
    <style:style style:name="P26" style:parent-style-name="Normal" style:family="paragraph">
      <style:text-properties style:font-name="Times New Roman" style:font-name-complex="Times New Roman"/>
    </style:style>
    <style:style style:name="P27" style:parent-style-name="Heading1" style:family="paragraph">
      <style:text-properties style:font-name="Times New Roman" style:font-name-complex="Times New Roman"/>
    </style:style>
    <style:style style:name="P28" style:parent-style-name="Normal" style:family="paragraph">
      <style:text-properties style:font-name="Times New Roman" style:font-name-complex="Times New Roman"/>
    </style:style>
    <style:style style:name="P29" style:parent-style-name="Heading1" style:family="paragraph">
      <style:text-properties style:font-name="Times New Roman" style:font-name-complex="Times New Roman"/>
    </style:style>
    <style:style style:name="P30" style:parent-style-name="Heading2" style:family="paragraph">
      <style:text-properties style:font-name="Times New Roman" style:font-name-complex="Times New Roman"/>
    </style:style>
    <style:style style:name="T31" style:parent-style-name="DefaultParagraphFont" style:family="text">
      <style:text-properties style:font-name="Times New Roman" style:font-name-complex="Times New Roman"/>
    </style:style>
    <style:style style:name="T32" style:parent-style-name="DefaultParagraphFont" style:family="text">
      <style:text-properties style:font-name="Times New Roman" style:font-name-complex="Times New Roman"/>
    </style:style>
    <style:style style:name="T33" style:parent-style-name="DefaultParagraphFont" style:family="text">
      <style:text-properties style:font-name="Times New Roman" style:font-name-complex="Times New Roman"/>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fo:font-style="italic" style:font-style-asian="italic" style:font-style-complex="italic"/>
    </style:style>
    <style:style style:name="P36" style:parent-style-name="Heading2" style:family="paragraph">
      <style:text-properties style:font-name="Times New Roman" style:font-name-complex="Times New Roman"/>
    </style:style>
    <style:style style:name="T37" style:parent-style-name="DefaultParagraphFont" style:family="text">
      <style:text-properties style:font-name="Times New Roman" style:font-name-complex="Times New Roman"/>
    </style:style>
    <style:style style:name="T38" style:parent-style-name="DefaultParagraphFont" style:family="text">
      <style:text-properties style:font-name="Times New Roman" style:font-name-complex="Times New Roman"/>
    </style:style>
    <style:style style:name="T39" style:parent-style-name="DefaultParagraphFont" style:family="text">
      <style:text-properties style:font-name="Times New Roman" style:font-name-complex="Times New Roman"/>
    </style:style>
    <style:style style:name="T40" style:parent-style-name="DefaultParagraphFont" style:family="text">
      <style:text-properties style:font-name="Times New Roman" style:font-name-complex="Times New Roman" fo:font-style="italic" style:font-style-asian="italic" style:font-style-complex="italic"/>
    </style:style>
    <style:style style:name="T41" style:parent-style-name="DefaultParagraphFont" style:family="text">
      <style:text-properties style:font-name="Times New Roman" style:font-name-complex="Times New Roman"/>
    </style:style>
    <style:style style:name="T42" style:parent-style-name="DefaultParagraphFont" style:family="text">
      <style:text-properties style:font-name="Times New Roman" style:font-name-complex="Times New Roman" fo:font-weight="bold" style:font-weight-asian="bold" style:font-weight-complex="bold"/>
    </style:style>
    <style:style style:name="T43" style:parent-style-name="DefaultParagraphFont" style:family="text">
      <style:text-properties style:font-name="Times New Roman" style:font-name-complex="Times New Roman"/>
    </style:style>
    <style:style style:name="T44" style:parent-style-name="DefaultParagraphFont" style:family="text">
      <style:text-properties style:font-name="Times New Roman" style:font-name-complex="Times New Roman" fo:font-weight="bold" style:font-weight-asian="bold" style:font-weight-complex="bold"/>
    </style:style>
    <style:style style:name="T45" style:parent-style-name="DefaultParagraphFont" style:family="text">
      <style:text-properties style:font-name="Times New Roman" style:font-name-complex="Times New Roman"/>
    </style:style>
    <style:style style:name="P46" style:parent-style-name="Heading2" style:family="paragraph">
      <style:text-properties style:font-name="Times New Roman" style:font-name-complex="Times New Roman"/>
    </style:style>
    <style:style style:name="T47" style:parent-style-name="DefaultParagraphFont" style:family="text">
      <style:text-properties style:font-name="Times New Roman" style:font-name-complex="Times New Roman"/>
    </style:style>
    <style:style style:name="T48" style:parent-style-name="DefaultParagraphFont" style:family="text">
      <style:text-properties style:font-name="Times New Roman" style:font-name-complex="Times New Roman"/>
    </style:style>
    <style:style style:name="T49" style:parent-style-name="DefaultParagraphFont" style:family="text">
      <style:text-properties style:font-name="Times New Roman" style:font-name-complex="Times New Roman"/>
    </style:style>
    <style:style style:name="T50" style:parent-style-name="DefaultParagraphFont" style:family="text">
      <style:text-properties style:font-name="Times New Roman" style:font-name-complex="Times New Roman" fo:font-style="italic" style:font-style-asian="italic" style:font-style-complex="italic"/>
    </style:style>
    <style:style style:name="P51" style:parent-style-name="Heading2" style:family="paragraph">
      <style:text-properties style:font-name="Times New Roman" style:font-name-complex="Times New Roman"/>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Times New Roman" style:font-name-complex="Times New Roman" fo:font-style="italic" style:font-style-asian="italic" style:font-style-complex="italic"/>
    </style:style>
    <style:style style:name="P55" style:parent-style-name="Heading1" style:family="paragraph">
      <style:text-properties style:font-name="Times New Roman" style:font-name-complex="Times New Roman"/>
    </style:style>
    <style:style style:name="P56" style:parent-style-name="Normal" style:family="paragraph">
      <style:text-properties style:font-name="Times New Roman" style:font-name-complex="Times New Roman"/>
    </style:style>
    <style:style style:name="P57" style:parent-style-name="Normal" style:family="paragraph">
      <style:text-properties style:font-name="Times New Roman" style:font-name-complex="Times New Roman"/>
    </style:style>
    <style:style style:name="P58" style:parent-style-name="Normal" style:family="paragraph">
      <style:text-properties style:font-name="Times New Roman" style:font-name-complex="Times New Roman"/>
    </style:style>
    <style:style style:name="P59" style:parent-style-name="Heading1" style:family="paragraph">
      <style:text-properties style:font-name="Times New Roman" style:font-name-complex="Times New Roman"/>
    </style:style>
    <style:style style:name="P60" style:parent-style-name="Normal" style:family="paragraph">
      <style:text-properties style:font-name="Times New Roman" style:font-name-complex="Times New Roman"/>
    </style:style>
    <style:style style:name="P61" style:parent-style-name="Heading1" style:family="paragraph">
      <style:text-properties style:font-name="Times New Roman" style:font-name-complex="Times New Roman"/>
    </style:style>
    <style:style style:name="P62" style:parent-style-name="Normal" style:family="paragraph">
      <style:text-properties style:font-name="Times New Roman" style:font-name-complex="Times New Roman"/>
    </style:style>
    <style:style style:name="P63" style:parent-style-name="Heading1" style:family="paragraph">
      <style:text-properties style:font-name="Times New Roman" style:font-name-complex="Times New Roman"/>
    </style:style>
    <style:style style:name="P64" style:parent-style-name="Normal" style:family="paragraph">
      <style:text-properties style:font-name="Times New Roman" style:font-name-complex="Times New Roman"/>
    </style:style>
    <style:style style:name="P65" style:parent-style-name="Heading1" style:family="paragraph">
      <style:text-properties style:font-name="Times New Roman" style:font-name-complex="Times New Roman"/>
    </style:style>
    <style:style style:name="P66" style:parent-style-name="Normal" style:family="paragraph">
      <style:text-properties style:font-name="Times New Roman" style:font-name-complex="Times New Roman"/>
    </style:style>
    <style:style style:name="P67" style:parent-style-name="Heading1" style:family="paragraph">
      <style:text-properties style:font-name="Times New Roman" style:font-name-complex="Times New Roman"/>
    </style:style>
    <style:style style:name="P68" style:parent-style-name="Normal" style:family="paragraph">
      <style:text-properties style:font-name="Times New Roman" style:font-name-complex="Times New Roman" fo:font-weight="bold" style:font-weight-asian="bold" style:font-weight-complex="bold"/>
    </style:style>
    <style:style style:name="T69" style:parent-style-name="DefaultParagraphFont" style:family="text">
      <style:text-properties style:font-name="Times New Roman" style:font-name-complex="Times New Roman" fo:font-style="italic" style:font-style-asian="italic" style:font-style-complex="italic"/>
    </style:style>
    <style:style style:name="T70" style:parent-style-name="DefaultParagraphFont" style:family="text">
      <style:text-properties style:font-name="Times New Roman" style:font-name-complex="Times New Roman"/>
    </style:style>
    <style:style style:name="T71" style:parent-style-name="Hyperlink" style:family="text">
      <style:text-properties style:font-name="Times New Roman" style:font-name-complex="Times New Roman"/>
    </style:style>
    <style:style style:name="P72" style:parent-style-name="Normal" style:family="paragraph">
      <style:text-properties style:font-name="Times New Roman" style:font-name-complex="Times New Roman" fo:font-weight="bold" style:font-weight-asian="bold" style:font-weight-complex="bold"/>
    </style:style>
    <style:style style:name="T73" style:parent-style-name="DefaultParagraphFont" style:family="text">
      <style:text-properties style:font-name="Times New Roman" style:font-name-complex="Times New Roman" fo:font-style="italic" style:font-style-asian="italic" style:font-style-complex="italic"/>
    </style:style>
    <style:style style:name="T74" style:parent-style-name="DefaultParagraphFont" style:family="text">
      <style:text-properties style:font-name="Times New Roman" style:font-name-complex="Times New Roman"/>
    </style:style>
    <style:style style:name="T75" style:parent-style-name="Hyperlink" style:family="text">
      <style:text-properties style:font-name="Times New Roman" style:font-name-complex="Times New Roman"/>
    </style:style>
    <style:style style:name="P76" style:parent-style-name="Normal" style:family="paragraph">
      <style:paragraph-properties>
        <style:tab-stops>
          <style:tab-stop style:type="left" style:position="5.2048in"/>
        </style:tab-stops>
      </style:paragraph-properties>
      <style:text-properties style:font-name="Times New Roman" style:font-name-complex="Times New Roman" fo:font-weight="bold" style:font-weight-asian="bold" style:font-weight-complex="bold"/>
    </style:style>
    <style:style style:name="T77" style:parent-style-name="DefaultParagraphFont" style:family="text">
      <style:text-properties style:font-name="Times New Roman" style:font-name-complex="Times New Roman" fo:font-style="italic" style:font-style-asian="italic" style:font-style-complex="italic"/>
    </style:style>
    <style:style style:name="T78" style:parent-style-name="DefaultParagraphFont" style:family="text">
      <style:text-properties style:font-name="Times New Roman" style:font-name-complex="Times New Roman"/>
    </style:style>
    <style:style style:name="T79" style:parent-style-name="Hyperlink" style:family="text">
      <style:text-properties style:font-name="Times New Roman" style:font-name-complex="Times New Roman"/>
    </style:style>
    <style:style style:name="P80" style:parent-style-name="Normal" style:family="paragraph">
      <style:text-properties style:font-name="Times New Roman" style:font-name-complex="Times New Roman" fo:font-weight="bold" style:font-weight-asian="bold" style:font-weight-complex="bold"/>
    </style:style>
    <style:style style:name="T81" style:parent-style-name="DefaultParagraphFont" style:family="text">
      <style:text-properties style:font-name="Times New Roman" style:font-name-complex="Times New Roman" fo:font-style="italic" style:font-style-asian="italic" style:font-style-complex="italic"/>
    </style:style>
    <style:style style:name="T82" style:parent-style-name="DefaultParagraphFont" style:family="text">
      <style:text-properties style:font-name="Times New Roman" style:font-name-complex="Times New Roman"/>
    </style:style>
    <style:style style:name="T83" style:parent-style-name="Hyperlink" style:family="text">
      <style:text-properties style:font-name="Times New Roman" style:font-name-complex="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861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861in" svg:height="3.98611in" style:rel-width="scale" style:rel-height="scale"><draw:text-box><text:p text:style-name="P10"><text:span text:style-name="T11">Project Proposal</text:span></text:p><text:p text:style-name="P12"><text:span text:style-name="T13">Challenge: Fashion Outfit Recommendation</text:span><text:span text:style-name="T14"><text:s/>with the use of AI</text:span><text:span text:style-name="T15"><text:s/></text:span></text:p></draw:text-box><svg:title/><svg:desc/></draw:frame></text:span></text:p>
      <text:p text:style-name="P16"/>
      <text:p text:style-name="P17"/>
      <text:p text:style-name="P18"/>
      <text:soft-page-break/>
      <text:h text:style-name="P19" text:outline-level="1">AI Usage and Prompt Transparency</text:h>
      <text:p text:style-name="P20">AI tools were used to support brainstorming, structuring, and improving the wording of this document. Prompts were used to help organize the proposal and refine the explanation of the project idea. Final decisions about the project direction, feasibility, and written content were reviewed and adjusted by me.</text:p>
      <text:h text:style-name="P21" text:outline-level="1">Introduction</text:h>
      <text:p text:style-name="P22">This project explores the idea of building a machine learning system that can recommend compatible fashion items based on an input clothing item or a partial outfit. The challenge focuses on learning how clothing items relate to each other inside visually coherent outfits. The project is intended as a recommendation-oriented machine learning challenge and will be developed iteratively.</text:p>
      <text:h text:style-name="P23" text:outline-level="1">What?</text:h>
      <text:p text:style-name="P24">The goal of this project is to develop a machine learning-based fashion recommendation system<text:s/>that<text:s/>suggests<text:s/>matching<text:s/>items that could complete or complement a given clothing item. Instead of predicting a single class label, the project focuses on learning compatibility relationships between fashion items and using them to generate useful recommendations.</text:p>
      <text:h text:style-name="P25" text:outline-level="1">Why?</text:h>
      <text:p text:style-name="P26">This project is relevant because outfit recommendation is a practical problem in digital fashion platforms, online shopping, and personalized user experiences. A system that can suggest matching items may help users explore outfit ideas more efficiently and support more interactive recommendation experiences.<text:line-break/><text:line-break/>I chose this project because I wanted to explore a machine learning challenge that is different from my previous classification-based work. My last project focused on structured tabular data and predictive modeling, while this challenge allows me to work with images, recommendation logic, and a more creative real-world problem. I also am interested in fashion myself, so this challenge is also personal.</text:p>
      <text:h text:style-name="P27" text:outline-level="1">Who?</text:h>
      <text:p text:style-name="P28">The project is relevant for users who are looking for outfit inspiration, online fashion retailers that want to improve recommendation features, and developers or researchers interested in recommendation systems and visual machine learning. These groups represent both the user-facing and technical sides of the challenge.</text:p>
      <text:h text:style-name="P29" text:outline-level="1">Domain Understanding</text:h>
      <text:h text:style-name="P30" text:outline-level="2">Why clothing recommendation systems are needed</text:h>
      <text:p text:style-name="Normal"><text:span text:style-name="T31">Clothing recommendation is a relevant problem in digital fashion environments, where users often browse individual products but may still need support in understanding which items work well together as part of a<text:s/></text:span><text:soft-page-break/><text:span text:style-name="T32">complete outfit. Research in fashion recommendation has treated outfit compatibility, outfit completion, and complementary item retrieval as meaningful practical tasks in recommendation settings</text:span><text:span text:style-name="T33">.</text:span><text:span text:style-name="T34"><text:s/></text:span><text:span text:style-name="T35">(Ding et al., 2023)</text:span></text:p>
      <text:h text:style-name="P36" text:outline-level="2">Why outfit recommendation is difficult</text:h>
      <text:p text:style-name="Normal"><text:span text:style-name="T37">Outfit recommendation is difficult because compatibility is not based on one simple rule. Whether items work well together may depend on clothing category, style, color, and the broader context of the outfit. In addition, compatibility is not the same as visual similarity, and more than one recommendation may be valid for the same input item. This makes the problem more subjective, context-dependent, and structurally more complex than conventional similarity search</text:span><text:span text:style-name="T38">.</text:span><text:span text:style-name="T39"><text:s/></text:span><text:span text:style-name="T40">(Yang et al., 2020)</text:span></text:p>
      <text:p text:style-name="Normal"><text:span text:style-name="T41">Outfit recommendation is not only about visual similarity. Two items may look similar to each other without being complementary in the same outfit. For this reason, the project focuses on<text:s/></text:span><text:span text:style-name="T42">compatibility</text:span><text:span text:style-name="T43"><text:s/>rather than<text:s/></text:span><text:span text:style-name="T44">similarity</text:span><text:span text:style-name="T45"><text:s/>alone.</text:span></text:p>
      <text:h text:style-name="P46" text:outline-level="2">Why machine learning is relevant</text:h>
      <text:p text:style-name="Normal"><text:span text:style-name="T47">Machine learning is relevant because clothing compatibility is difficult to define fully through manual rules. Although simple rules may capture basic patterns, they cannot easily represent the broader visual and relational structure that determines whether items belong well together. Existing research therefore approaches this problem through learned compatibility modeling, outfit scoring, or outfit completion methods that infer these relationships from examples</text:span><text:span text:style-name="T48">.</text:span><text:span text:style-name="T49"><text:s/></text:span><text:span text:style-name="T50">(Cucurull et al., 2019)</text:span></text:p>
      <text:h text:style-name="P51" text:outline-level="2">What makes this project meaningful</text:h>
      <text:p text:style-name="Normal"><text:span text:style-name="T52">This project is meaningful because it explores a practical recommendation problem while also moving beyond traditional classification or regression tasks. Instead of predicting a single label or number, the system aims to learn relationships between items and use them to generate plausible recommendations. This aligns with current research directions in computational fashion, where recommendation often focuses on compatibility modeling rather than only on user-preference prediction</text:span><text:span text:style-name="T53">.<text:s/></text:span><text:span text:style-name="T54">(Ding et al., 2023)</text:span></text:p>
      <text:h text:style-name="P55" text:outline-level="1">Analytic Approach</text:h>
      <text:p text:style-name="P56">The project will be approached step by step, beginning with a simple baseline that can test whether meaningful clothing recommendations can be generated from item relationships. After that, the approach will be refined by exploring ways to model compatibility more effectively and improve the quality of the recommendations.</text:p>
      <text:p text:style-name="P57">The analysis will focus on how a given clothing item can be used as input and how the system can return a small set of plausible matching items as output. Evaluation will focus on whether the recommendations appear coherent, relevant, and consistent with the compatibility patterns learned during development. Because the problem is partly subjective, the results will be interpreted as plausible suggestions rather than single correct answers.</text:p>
      <text:p text:style-name="P58">This approach allows the project to begin with a manageable prototype and improve iteratively while keeping the scope realistic for the challenge period.</text:p>
      <text:soft-page-break/>
      <text:h text:style-name="P59" text:outline-level="1">When?</text:h>
      <text:p text:style-name="P60">The project will be developed iteratively over the course of the challenge period and is expected to end at the final delivery date set for the project – 21.06.2026. The work will be divided into multiple iterations. The first iteration focuses on problem definition, data understanding, and feasibility validation. The second iteration focuses on preprocessing and the development of a baseline approach. The third iteration focuses on recommendation logic, compatibility learning, and evaluation. The final iteration focuses on refinement, interpretation, documentation, and presentation of the final result.</text:p>
      <text:h text:style-name="P61" text:outline-level="1">How?</text:h>
      <text:p text:style-name="P62">The project will approach the challenge as a recommendation and compatibility learning task. The system will use fashion item information to learn which items tend to fit together within outfits. Based on this learned structure, the system should be able to recommend compatible items for a given input item or help complete a partial outfit. The approach will be developed step by step, beginning with a simpler baseline and improving it through later iterations.</text:p>
      <text:h text:style-name="P63" text:outline-level="1">Stakeholders</text:h>
      <text:p text:style-name="P64">TODO</text:p>
      <text:h text:style-name="P65" text:outline-level="1">Risks and Limitations</text:h>
      <text:p text:style-name="P66">This project has several limitations. Fashion compatibility is partly subjective, which means that more than one recommendation may be valid for the same input item. Another limitation is that available data may reflect only certain styles, categories, or trends, which can influence model behavior. In addition, the project scope can grow quickly if too many aspects are included at once, such as style, occasion, season, and personalization. For this reason, the first version of the project will keep the scope focused.</text:p>
      <text:h text:style-name="P67" text:outline-level="1">References</text:h>
      <text:p text:style-name="P68">Gulati, S., et al. ( 2024 )</text:p>
      <text:p text:style-name="Normal"><text:span text:style-name="T69">Fashion Recommendation: Outfit Compatibility using GNN</text:span><text:span text:style-name="T70">.<text:s/></text:span><text:a xlink:href="https://arxiv.org/html/2404.18040v1?utm_source=chatgpt.com" office:target-frame-name="_top" xlink:show="replace"><text:span text:style-name="T71">https://arxiv.org/html/2404.18040v1?utm_source=chatgpt.com</text:span></text:a></text:p>
      <text:p text:style-name="P72">Moosaei, M., et al. ( 2020 )</text:p>
      <text:p text:style-name="Normal"><text:span text:style-name="T73">Fashion Recommendation and Compatibility Prediction</text:span><text:span text:style-name="T74">.</text:span></text:p>
      <text:p text:style-name="Normal"><text:a xlink:href="https://arxiv.org/abs/2005.06584?utm_source=chatgpt.com" office:target-frame-name="_top" xlink:show="replace"><text:span text:style-name="T75">https://arxiv.org/abs/2005.06584?utm_source=chatgpt.com</text:span></text:a></text:p>
      <text:p text:style-name="P76">Yang, X., et al. ( 2020 )<text:tab/></text:p>
      <text:p text:style-name="Normal"><text:span text:style-name="T77">Learning Tuple Compatibility for Conditional Outfit Recommendation</text:span><text:span text:style-name="T78">.<text:s/></text:span><text:a xlink:href="https://arxiv.org/pdf/2008.08189" office:target-frame-name="_top" xlink:show="replace"><text:span text:style-name="T79">https://arxiv.org/pdf/2008.08189</text:span></text:a></text:p>
      <text:soft-page-break/>
      <text:p text:style-name="P80">Cucurull, G., et al. (2019)</text:p>
      <text:p text:style-name="Normal"><text:span text:style-name="T81">Context-Aware Visual Compatibility Prediction</text:span><text:span text:style-name="T82">.<text:s/></text:span><text:a xlink:href="https://arxiv.org/pdf/1902.03646" office:target-frame-name="_top" xlink:show="replace"><text:span text:style-name="T83">https://arxiv.org/pdf/1902.03646</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oject Proposal</dc:title>
    <dc:description/>
    <dc:subject>Challenge: Fashion Outfit Recommendation with the use of AI</dc:subject>
    <meta:initial-creator>Malamski,Dimitar D.S.</meta:initial-creator>
    <dc:creator>Malamski,Dimitar D.S.</dc:creator>
    <meta:creation-date>2026-04-07T16:35:00Z</meta:creation-date>
    <dc:date>2026-04-07T18:18:00Z</dc:date>
    <meta:template xlink:href="Normal.dotm" xlink:type="simple"/>
    <meta:editing-cycles>59</meta:editing-cycles>
    <meta:editing-duration>PT6180S</meta:editing-duration>
    <meta:document-statistic meta:page-count="6" meta:paragraph-count="15" meta:word-count="1172" meta:character-count="7843" meta:row-count="55" meta:non-whitespace-character-count="6686"/>
  </office:meta>
</office:document-meta>
</file>